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text-properties officeooo:rsid="000a18d0" officeooo:paragraph-rsid="000a18d0"/>
    </style:style>
    <style:style style:name="P2" style:family="paragraph" style:parent-style-name="Standard">
      <style:text-properties officeooo:paragraph-rsid="000af5aa"/>
    </style:style>
    <style:style style:name="P3" style:family="paragraph" style:parent-style-name="Standard">
      <style:text-properties officeooo:rsid="00041557" officeooo:paragraph-rsid="000af5aa"/>
    </style:style>
    <style:style style:name="P4" style:family="paragraph" style:parent-style-name="Standard">
      <style:text-properties officeooo:rsid="00041557" officeooo:paragraph-rsid="000c05f1"/>
    </style:style>
    <style:style style:name="P5" style:family="paragraph" style:parent-style-name="Standard">
      <style:text-properties officeooo:paragraph-rsid="000c05f1"/>
    </style:style>
    <style:style style:name="P6" style:family="paragraph" style:parent-style-name="Standard">
      <style:text-properties officeooo:rsid="000a18d0" officeooo:paragraph-rsid="000a18d0"/>
    </style:style>
    <style:style style:name="P7" style:family="paragraph" style:parent-style-name="Standard">
      <style:text-properties officeooo:paragraph-rsid="000293dd"/>
    </style:style>
    <style:style style:name="P8" style:family="paragraph" style:parent-style-name="Standard">
      <style:text-properties officeooo:paragraph-rsid="000e5b54"/>
    </style:style>
    <style:style style:name="P9" style:family="paragraph" style:parent-style-name="Standard">
      <style:text-properties officeooo:rsid="000e5b54" officeooo:paragraph-rsid="000e5b54"/>
    </style:style>
    <style:style style:name="P10" style:family="paragraph" style:parent-style-name="Standard">
      <style:text-properties officeooo:rsid="000e5e70" officeooo:paragraph-rsid="000e5e70"/>
    </style:style>
    <style:style style:name="T1" style:family="text">
      <style:text-properties officeooo:rsid="000af5aa"/>
    </style:style>
    <style:style style:name="T2" style:family="text">
      <style:text-properties officeooo:rsid="0005ec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riable_utilisee_deux_fois" text:name="variable_utilisee_deux_fois"/>
      </text:user-field-decls>
      <text:p text:style-name="P10">Test d’ajout de texte formaté en 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cm" style:type="center"/>
          <style:tab-stop style:position="16.97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18d0" officeooo:paragraph-rsid="000a18d0"/>
    </style:style>
    <style:style style:name="MP2" style:family="paragraph" style:parent-style-name="Standard">
      <style:text-properties officeooo:paragraph-rsid="000af5aa"/>
    </style:style>
    <style:style style:name="MP3" style:family="paragraph" style:parent-style-name="Standard">
      <style:text-properties officeooo:rsid="00041557" officeooo:paragraph-rsid="000af5aa"/>
    </style:style>
    <style:style style:name="MP4" style:family="paragraph" style:parent-style-name="Standard">
      <style:text-properties officeooo:rsid="00041557" officeooo:paragraph-rsid="000c05f1"/>
    </style:style>
    <style:style style:name="MP5" style:family="paragraph" style:parent-style-name="Standard">
      <style:text-properties officeooo:paragraph-rsid="000c05f1"/>
    </style:style>
    <style:style style:name="MP6" style:family="paragraph" style:parent-style-name="Standard">
      <style:text-properties officeooo:rsid="000a18d0" officeooo:paragraph-rsid="000a18d0"/>
    </style:style>
    <style:style style:name="MT1" style:family="text">
      <style:text-properties officeooo:rsid="000af5aa"/>
    </style:style>
    <style:style style:name="MT2" style:family="text">
      <style:text-properties officeooo:rsid="0005ec12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En pied de page :</text:p>
        <text:p text:style-name="MP2"><text:span text:style-name="MT1">Styles.xml :1: Date day long, month long, year : <text:s/></text:span><text:date style:data-style-name="N37" text:date-value="2018-04-23T14:38:09.519166806">23/04/18</text:date></text:p>
        <text:p text:style-name="MP2"><text:span text:style-name="MT1">Styles.xml :2: Date day long, month long, year long : </text:span><text:date style:data-style-name="N36" text:date-value="2018-04-23T14:38:09.519784762">23/04/2018</text:date></text:p>
        <text:p text:style-name="MP2"><text:span text:style-name="MT1">Styles.xml :3: Date day long, month long textual, year long : <text:s/></text:span><text:date style:data-style-name="N76" text:date-value="2018-04-23T14:38:09.520350540">23 avril 2018</text:date></text:p>
        <text:p text:style-name="MP3"><text:span text:style-name="MT1">Styles.xml :</text:span>4: Date <text:span text:style-name="MT2">dayofweek long, </text:span>day long, month long textual, year long : <text:date style:data-style-name="N79" text:date-value="2018-04-23T14:38:09.520696294">lundi 23 avril 2018</text:date></text:p>
        <text:p text:style-name="MP3"><text:span text:style-name="MT1">Styles.xml :</text:span>5: Date <text:span text:style-name="MT2">dayofweek short, </text:span>day long, month long textual, year long : <text:date style:data-style-name="N78" text:date-value="2018-04-23T14:38:09.521003700">lun. 23 avril 2018</text:date></text:p>
        <text:p text:style-name="MP4"><text:span text:style-name="MT1">Styles.xml :6:Time hh:nn:ss </text:span><text:span text:style-name="MT1"><text:time style:data-style-name="N41" text:time-value="2017-03-28T11:56:36.100425138" text:fixed="true">11:56:36</text:time></text:span></text:p>
        <text:p text:style-name="MP4"><text:span text:style-name="MT1">Styles.xml :7:Time hh:nn </text:span><text:span text:style-name="MT1"><text:time style:data-style-name="N40" text:time-value="2017-03-28T11:56:36.100425138" text:fixed="true">11:56</text:time></text:span></text:p>
        <text:p text:style-name="MP4"><text:span text:style-name="MT1">Styles.xml :8:Time hh:nn AM/PM <text:s/></text:span><text:span text:style-name="MT1"><text:time style:data-style-name="N42" text:time-value="2017-03-28T11:56:36.100425138" text:fixed="true">11:56 AM</text:time></text:span></text:p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editing-cycles>15</meta:editing-cycles>
    <meta:creation-date>2008-08-22T11:41:04</meta:creation-date>
    <dc:date>2018-04-23T14:38:09.176360784</dc:date>
    <meta:editing-duration>PT26M58S</meta:editing-duration>
    <meta:document-statistic meta:table-count="0" meta:image-count="0" meta:object-count="0" meta:page-count="1" meta:paragraph-count="10" meta:word-count="95" meta:character-count="552" meta:non-whitespace-character-count="464"/>
  </office:meta>
</office:document-meta>
</file>